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a580ba" style:font-weight-asian="normal" style:font-weight-complex="normal"/>
    </style:style>
    <style:style style:name="P61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3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4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1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ecbd"/>
    </style:style>
    <style:style style:name="T24" style:family="text">
      <style:text-properties officeooo:rsid="00a820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2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3"><text:span text:style-name="T5">Bug found in KBD_to_display\long Int_KBD_to_display()</text:span> and float Float_KBD_to_display()</text:p>
      <text:p text:style-name="P64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1"/>
      <text:p text:style-name="P65">if(pre_dp){</text:p>
      <text:p text:style-name="P65">while(--pre_dp){A = A*10;}<text:tab/><text:tab/><text:tab/><text:tab/><text:tab/><text:tab/><text:tab/><text:tab/><text:tab/><text:tab/>//Convert FPN to Scientific format (real + exponent)</text:p>
      <text:p text:style-name="P65">while (num &gt;= A){num = num/10.0; Exp += 1;}</text:p>
      <text:p text:style-name="P65">while (num &lt;= A){num = num*10.0; Exp -= 1;}}</text:p>
      <text:p text:style-name="P69"><text:span text:style-name="T17">In 6F_FPN_from_IO and</text:span> 6H_Calculator</text:p>
      <text:p text:style-name="P68">float FPN_number_from_IO(void) updated as below</text:p>
      <text:p text:style-name="P50"/>
      <text:p text:style-name="P66">dp_control = 0;</text:p>
      <text:p text:style-name="P66">exp_control = 0;</text:p>
      <text:p text:style-name="P66">neg_sign = 0;</text:p>
      <text:p text:style-name="P67">scroll_control = 0;</text:p>
      <text:p text:style-name="P70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OK</text:span><text:tab/><text:tab/></text:p>
      <text:p text:style-name="P59">2_calculator_based_clock<text:tab/><text:tab/><text:tab/><text:span text:style-name="T22">Recompiled: No change<text:tab/>OK</text:span></text:p>
      <text:p text:style-name="P60">3_min_OS_clock<text:tab/><text:tab/><text:tab/><text:tab/><text:span text:style-name="T22">Recompiled: No change</text:span><text:tab/><text:span text:style-name="T23">OK</text:span></text:p>
      <text:p text:style-name="P60">4_stand_alone_clock<text:tab/><text:tab/><text:tab/><text:tab/><text:span text:style-name="T22">Recompiled: No change</text:span><text:tab/><text:span text:style-name="T23">OK</text:span></text:p>
      <text:p text:style-name="P60">5_stopwatch<text:tab/><text:tab/><text:tab/><text:tab/><text:tab/><text:span text:style-name="T22">Recompiled: No change</text:span><text:tab/><text:span text:style-name="T23">OK</text:span></text:p>
      <text:p text:style-name="P9"/>
      <text:p text:style-name="P9"/>
      <text:p text:style-name="P9"/>
      <text:p text:style-name="P9"/>
      <text:p text:style-name="P9">8_Fourier<text:tab/><text:tab/><text:tab/><text:tab/><text:tab/> update Arduino_Rx_Tx.c </text:p>
      <text:p text:style-name="P50">8A_reset_controller</text:p>
      <text:p text:style-name="P50">8B_Pulse_train_generator</text:p>
      <text:p text:style-name="P50">8C_Sawtooth_generator<text:tab/><text:tab/><text:tab/><text:span text:style-name="T24">OK</text:span></text:p>
      <text:p text:style-name="P50"/>
      <text:p text:style-name="P50">int PCI_triggers_data_from_PC(char * num_as_string) <text:s/><text:span text:style-name="T24">updated</text:span>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5T17:35:03.395000000</dc:date>
    <meta:editing-duration>P1DT16H8M42S</meta:editing-duration>
    <meta:editing-cycles>94</meta:editing-cycles>
    <meta:document-statistic meta:table-count="0" meta:image-count="0" meta:object-count="0" meta:page-count="3" meta:paragraph-count="102" meta:word-count="437" meta:character-count="3608" meta:non-whitespace-character-count="3138"/>
  </office:meta>
</office:document-meta>
</file>